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1.4965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4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&quot;[&quot;&amp;[.A14]&amp;&quot;] = {&quot;&amp;[.B14]&amp;&quot;, &quot;&amp;[.C14]&amp;&quot;},&quot;" office:value-type="string" office:string-value="[13] = {860, 100},">
            <text:p>[13] = {860, 1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planets.F41" table:end-x="1.2035in" table:end-y="0.063in" draw:z-index="0" draw:style-name="gr1" draw:text-style-name="P1" svg:width="5.3118in" svg:height="4.2256in" svg:x="0.3291in" svg:y="0.1047in">
              <draw:object draw:notify-on-update-of-ranges="planets.B2:planets.B15 planets.C2:planets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4" table:default-cell-style-name="ce6"/>
        <table:table-column table:style-name="co1" table:number-columns-repeated="1008" table:default-cell-style-name="ce6"/>
        <table:table-row table:style-name="ro1">
          <table:table-cell/>
          <table:table-cell table:style-name="ce4"/>
          <table:table-cell table:style-name="ce5" office:value-type="float" office:value="0">
            <text:p>0</text:p>
          </table:table-cell>
          <table:table-cell table:style-name="ce5" table:formula="of:=[.C1]+1" office:value-type="float" office:value="1">
            <text:p>1</text:p>
          </table:table-cell>
          <table:table-cell table:style-name="ce5" table:formula="of:=[.D1]+1" office:value-type="float" office:value="2">
            <text:p>2</text:p>
          </table:table-cell>
          <table:table-cell table:style-name="ce5" table:formula="of:=[.E1]+1" office:value-type="float" office:value="3">
            <text:p>3</text:p>
          </table:table-cell>
          <table:table-cell table:style-name="ce5" table:formula="of:=[.F1]+1" office:value-type="float" office:value="4">
            <text:p>4</text:p>
          </table:table-cell>
          <table:table-cell table:style-name="ce5" table:formula="of:=[.G1]+1" office:value-type="float" office:value="5">
            <text:p>5</text:p>
          </table:table-cell>
          <table:table-cell table:style-name="ce5" table:formula="of:=[.H1]+1" office:value-type="float" office:value="6">
            <text:p>6</text:p>
          </table:table-cell>
          <table:table-cell table:style-name="ce5" table:formula="of:=[.I1]+1" office:value-type="float" office:value="7">
            <text:p>7</text:p>
          </table:table-cell>
          <table:table-cell table:style-name="ce5" table:formula="of:=[.J1]+1" office:value-type="float" office:value="8">
            <text:p>8</text:p>
          </table:table-cell>
          <table:table-cell table:style-name="ce5" table:formula="of:=[.K1]+1" office:value-type="float" office:value="9">
            <text:p>9</text:p>
          </table:table-cell>
          <table:table-cell table:style-name="ce5" table:formula="of:=[.L1]+1" office:value-type="float" office:value="10">
            <text:p>10</text:p>
          </table:table-cell>
          <table:table-cell table:style-name="ce5" table:formula="of:=[.M1]+1" office:value-type="float" office:value="11">
            <text:p>11</text:p>
          </table:table-cell>
          <table:table-cell table:style-name="ce5" table:formula="of:=[.N1]+1" office:value-type="float" office:value="12">
            <text:p>12</text:p>
          </table:table-cell>
          <table:table-cell table:style-name="ce5" table:formula="of:=[.O1]+1" office:value-type="float" office:value="13">
            <text:p>13</text:p>
          </table:table-cell>
          <table:table-cell table:style-name="ce5" table:number-columns-repeated="1008"/>
        </table:table-row>
        <table:table-row table:style-name="ro2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2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2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7000">
            <text:p>700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100, z = 7000, facing = 1, },">
            <text:p>{ name = 'converter', x = 4100, z = 7000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215">
            <text:p>4215</text:p>
          </table:table-cell>
          <table:table-cell table:formula="of:=[.C2]+ROUND(RAND()*150;0)-ROUND(RAND()*150;0)" office:value-type="float" office:value="7021">
            <text:p>7021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215, z = 7021, facing = 1, },">
            <text:p>{ name = 'euf_bazooka', x = 4215, z = 7021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209">
            <text:p>4209</text:p>
          </table:table-cell>
          <table:table-cell table:formula="of:=[.C2]+ROUND(RAND()*150;0)-ROUND(RAND()*150;0)" office:value-type="float" office:value="6994">
            <text:p>6994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209, z = 6994, facing = 1, },">
            <text:p>{ name = 'euf_bazooka', x = 4209, z = 6994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75">
            <text:p>4175</text:p>
          </table:table-cell>
          <table:table-cell table:formula="of:=[.C2]+ROUND(RAND()*150;0)-ROUND(RAND()*150;0)" office:value-type="float" office:value="7110">
            <text:p>711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175, z = 7110, facing = 3, },">
            <text:p>{ name = 'euf_bazooka', x = 4175, z = 7110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054">
            <text:p>4054</text:p>
          </table:table-cell>
          <table:table-cell table:formula="of:=[.C2]+ROUND(RAND()*150;0)-ROUND(RAND()*150;0)" office:value-type="float" office:value="7082">
            <text:p>7082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054, z = 7082, facing = 3, },">
            <text:p>{ name = 'euf_marine_laser', x = 4054, z = 7082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023">
            <text:p>4023</text:p>
          </table:table-cell>
          <table:table-cell table:formula="of:=[.C2]+ROUND(RAND()*150;0)-ROUND(RAND()*150;0)" office:value-type="float" office:value="7021">
            <text:p>7021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023, z = 7021, facing = 1, },">
            <text:p>{ name = 'euf_marine_laser', x = 4023, z = 7021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4174">
            <text:p>4174</text:p>
          </table:table-cell>
          <table:table-cell table:formula="of:=[.C2]+ROUND(RAND()*150;0)-ROUND(RAND()*150;0)" office:value-type="float" office:value="6954">
            <text:p>6954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4174, z = 6954, facing = 0, },">
            <text:p>{ name = 'euf_constructor', x = 4174, z = 6954, facing = 0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5300, z = 6500, facing = 0, },">
            <text:p>{ name = 'converter', x = 5300, z = 6500, facing = 0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81">
            <text:p>5281</text:p>
          </table:table-cell>
          <table:table-cell table:formula="of:=[.C10]+ROUND(RAND()*150;0)-ROUND(RAND()*150;0)" office:value-type="float" office:value="6499">
            <text:p>649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5281, z = 6499, facing = 2, },">
            <text:p>{ name = 'euf_marine_laser', x = 5281, z = 6499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421">
            <text:p>5421</text:p>
          </table:table-cell>
          <table:table-cell table:formula="of:=[.C10]+ROUND(RAND()*150;0)-ROUND(RAND()*150;0)" office:value-type="float" office:value="6354">
            <text:p>6354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5421, z = 6354, facing = 3, },">
            <text:p>{ name = 'euf_marine_laser', x = 5421, z = 6354, facing = 3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83">
            <text:p>5283</text:p>
          </table:table-cell>
          <table:table-cell table:formula="of:=[.C10]+ROUND(RAND()*150;0)-ROUND(RAND()*150;0)" office:value-type="float" office:value="6446">
            <text:p>6446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5283, z = 6446, facing = 2, },">
            <text:p>{ name = 'euf_constructor', x = 5283, z = 6446, facing = 2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359">
            <text:p>5359</text:p>
          </table:table-cell>
          <table:table-cell table:formula="of:=[.C10]+ROUND(RAND()*150;0)-ROUND(RAND()*150;0)" office:value-type="float" office:value="6481">
            <text:p>6481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5359, z = 6481, facing = 2, },">
            <text:p>{ name = 'euf_constructor', x = 5359, z = 6481, facing = 2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65">
            <text:p>5365</text:p>
          </table:table-cell>
          <table:table-cell table:formula="of:=[.C10]+ROUND(RAND()*150;0)-ROUND(RAND()*150;0)" office:value-type="float" office:value="6482">
            <text:p>648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5365, z = 6482, facing = 1, },">
            <text:p>{ name = 'euf_pyro', x = 5365, z = 6482, facing = 1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292">
            <text:p>5292</text:p>
          </table:table-cell>
          <table:table-cell table:formula="of:=[.C10]+ROUND(RAND()*150;0)-ROUND(RAND()*150;0)" office:value-type="float" office:value="6493">
            <text:p>6493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5292, z = 6493, facing = 1, },">
            <text:p>{ name = 'euf_pyro', x = 5292, z = 6493, facing = 1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800">
            <text:p>5800</text:p>
          </table:table-cell>
          <table:table-cell office:value-type="float" office:value="5400">
            <text:p>540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5800, z = 5400, facing = 1, },">
            <text:p>{ name = 'converter', x = 5800, z = 5400, facing = 1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785">
            <text:p>5785</text:p>
          </table:table-cell>
          <table:table-cell table:formula="of:=[.C18]+ROUND(RAND()*150;0)-ROUND(RAND()*150;0)" office:value-type="float" office:value="5334">
            <text:p>5334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5785, z = 5334, facing = 1, },">
            <text:p>{ name = 'euf_priest', x = 5785, z = 5334, facing = 1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773">
            <text:p>5773</text:p>
          </table:table-cell>
          <table:table-cell table:formula="of:=[.C18]+ROUND(RAND()*150;0)-ROUND(RAND()*150;0)" office:value-type="float" office:value="5403">
            <text:p>5403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5773, z = 5403, facing = 0, },">
            <text:p>{ name = 'euf_priest', x = 5773, z = 5403, facing = 0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54">
            <text:p>5854</text:p>
          </table:table-cell>
          <table:table-cell table:formula="of:=[.C18]+ROUND(RAND()*150;0)-ROUND(RAND()*150;0)" office:value-type="float" office:value="5398">
            <text:p>5398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5854, z = 5398, facing = 2, },">
            <text:p>{ name = 'euf_paladin', x = 5854, z = 5398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43">
            <text:p>5743</text:p>
          </table:table-cell>
          <table:table-cell table:formula="of:=[.C18]+ROUND(RAND()*150;0)-ROUND(RAND()*150;0)" office:value-type="float" office:value="5446">
            <text:p>5446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5743, z = 5446, facing = 3, },">
            <text:p>{ name = 'euf_paladin', x = 5743, z = 5446, facing = 3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05">
            <text:p>5805</text:p>
          </table:table-cell>
          <table:table-cell table:formula="of:=[.C18]+ROUND(RAND()*150;0)-ROUND(RAND()*150;0)" office:value-type="float" office:value="5324">
            <text:p>5324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5805, z = 5324, facing = 3, },">
            <text:p>{ name = 'euf_paladin', x = 5805, z = 5324, facing = 3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53">
            <text:p>5853</text:p>
          </table:table-cell>
          <table:table-cell table:formula="of:=[.C18]+ROUND(RAND()*150;0)-ROUND(RAND()*150;0)" office:value-type="float" office:value="5399">
            <text:p>539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5853, z = 5399, facing = 2, },">
            <text:p>{ name = 'euf_paladin', x = 5853, z = 5399, facing = 2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01/18/2022</text:date>, <text:time>21:1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2-01-18T21:12:09.49</dc:date>
    <meta:editing-duration>P1DT11H58M29S</meta:editing-duration>
    <meta:editing-cycles>218</meta:editing-cycles>
    <meta:document-statistic meta:table-count="5" meta:cell-count="38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5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5" chart:class="chart:scatter">
            <chart:domain table:cell-range-address="planets.B2:planets.B15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5</svg:desc>
                </draw:g>
              </table:table-cell>
              <table:table-cell office:value-type="float" office:value="25">
                <text:p>25</text:p>
                <draw:g>
                  <svg:desc>planets.C2:planet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0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